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ericProperty.getColor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Property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NumericProperty( double value , int d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Property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Proper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Property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